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75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401fd" officeooo:paragraph-rsid="00178019" style:font-size-asian="14pt" style:font-size-complex="14pt"/>
    </style:style>
    <style:style style:name="P2" style:family="paragraph" style:parent-style-name="Standard">
      <style:text-properties fo:font-size="14pt" officeooo:rsid="00178019" officeooo:paragraph-rsid="00178019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178019" officeooo:paragraph-rsid="00178019" style:font-size-asian="14pt" style:font-size-complex="14pt"/>
    </style:style>
    <style:style style:name="P5" style:family="paragraph" style:parent-style-name="Table_20_Contents">
      <style:text-properties fo:font-size="14pt" officeooo:rsid="0018cdaa" style:font-size-asian="14pt" style:font-size-complex="14pt"/>
    </style:style>
    <style:style style:name="P6" style:family="paragraph" style:parent-style-name="Table_20_Contents">
      <style:text-properties fo:font-size="14pt" officeooo:rsid="0018cdaa" officeooo:paragraph-rsid="0018cdaa" style:font-size-asian="14pt" style:font-size-complex="14pt"/>
    </style:style>
    <style:style style:name="T1" style:family="text">
      <style:text-properties officeooo:rsid="0016afdd"/>
    </style:style>
    <style:style style:name="T2" style:family="text">
      <style:text-properties officeooo:rsid="00182131"/>
    </style:style>
    <style:style style:name="T3" style:family="text">
      <style:text-properties officeooo:rsid="00178019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y Llama Programming Test – Person Search – <text:span text:style-name="T3">Time Estimate</text:span></text:p>
      <text:p text:style-name="P1">Developer: Mike Haynes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ask</text:p>
          </table:table-cell>
          <table:table-cell table:style-name="Table1.B1" office:value-type="string">
            <text:p text:style-name="P4">Hours</text:p>
          </table:table-cell>
        </table:table-row>
        <table:table-row>
          <table:table-cell table:style-name="Table1.A2" office:value-type="string">
            <text:p text:style-name="P4">Database creation</text:p>
          </table:table-cell>
          <table:table-cell table:style-name="Table1.B2" office:value-type="string">
            <text:p text:style-name="P4">2</text:p>
          </table:table-cell>
        </table:table-row>
        <table:table-row>
          <table:table-cell table:style-name="Table1.A2" office:value-type="string">
            <text:p text:style-name="P4">Development</text:p>
          </table:table-cell>
          <table:table-cell table:style-name="Table1.B2" office:value-type="string">
            <text:p text:style-name="P6">18</text:p>
          </table:table-cell>
        </table:table-row>
        <table:table-row>
          <table:table-cell table:style-name="Table1.A2" office:value-type="string">
            <text:p text:style-name="P4">QA &amp; Refactoring</text:p>
          </table:table-cell>
          <table:table-cell table:style-name="Table1.B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P4">Total</text:p>
          </table:table-cell>
          <table:table-cell table:style-name="Table1.B5" table:formula="ooow:sum(&lt;B2:B4&gt;)" office:value-type="float" office:value="24">
            <text:p text:style-name="P5">24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8:02:05.900705734</meta:creation-date>
    <dc:date>2017-04-23T18:17:05.260741321</dc:date>
    <meta:editing-duration>PT4M48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12" meta:word-count="24" meta:character-count="147" meta:non-whitespace-character-count="133"/>
  </office:meta>
</office:document-meta>
</file>